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39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10002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16.93pt" svg:height="290.78pt" svg:x="449.72pt" svg:y="23.98pt">
            <draw:object draw:notify-on-update-of-ranges="Sheet1.A3:Sheet1.A113 Sheet1.F1:Sheet1.F1 Sheet1.F3:Sheet1.F113 Sheet1.C1:Sheet1.C1 Sheet1.C3:Sheet1.C1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2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 table:number-columns-spanned="1" table:number-rows-spanned="2">
            <text:p>C-Quellcode</text:p>
          </table:table-cell>
          <table:table-cell table:style-name="ce1" office:value-type="string" calcext:value-type="string" table:number-columns-spanned="1" table:number-rows-spanned="2">
            <text:p>LOC</text:p>
          </table:table-cell>
          <table:table-cell table:style-name="ce1" office:value-type="string" calcext:value-type="string" table:number-columns-spanned="1" table:number-rows-spanned="2">
            <text:p>Anzahl</text:p>
            <text:p>Funktionen</text:p>
          </table:table-cell>
          <table:table-cell table:style-name="ce1" office:value-type="string" calcext:value-type="string" table:number-columns-spanned="2" table:number-rows-spanned="1">
            <text:p>Kompilierzeit in ms</text:p>
          </table:table-cell>
          <table:covered-table-cell table:style-name="ce8"/>
          <table:table-cell table:style-name="ce9" office:value-type="string" calcext:value-type="string" table:number-columns-spanned="1" table:number-rows-spanned="2">
            <text:p>Zunahme in %</text:p>
          </table:table-cell>
        </table:table-row>
        <table:table-row table:style-name="ro1">
          <table:covered-table-cell table:number-columns-repeated="3" table:style-name="ce1"/>
          <table:table-cell table:style-name="ce8" office:value-type="string" calcext:value-type="string">
            <text:p>o. obfus</text:p>
          </table:table-cell>
          <table:table-cell table:style-name="ce8" office:value-type="string" calcext:value-type="string">
            <text:p>obfus.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false.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0.141" calcext:value-type="float">
            <text:p>460,14</text:p>
          </table:table-cell>
          <table:table-cell office:value-type="float" office:value="518.228" calcext:value-type="float">
            <text:p>518,23</text:p>
          </table:table-cell>
          <table:table-cell office:value-type="float" office:value="12.62" calcext:value-type="float">
            <text:p>12,62</text:p>
          </table:table-cell>
        </table:table-row>
        <table:table-row table:style-name="ro1">
          <table:table-cell office:value-type="string" calcext:value-type="string">
            <text:p>true.c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51.46" calcext:value-type="float">
            <text:p>451,46</text:p>
          </table:table-cell>
          <table:table-cell office:value-type="float" office:value="509.332" calcext:value-type="float">
            <text:p>509,33</text:p>
          </table:table-cell>
          <table:table-cell office:value-type="float" office:value="12.82" calcext:value-type="float">
            <text:p>12,82</text:p>
          </table:table-cell>
        </table:table-row>
        <table:table-row table:style-name="ro1">
          <table:table-cell office:value-type="string" calcext:value-type="string">
            <text:p>hostid.c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62.173" calcext:value-type="float">
            <text:p>462,17</text:p>
          </table:table-cell>
          <table:table-cell office:value-type="float" office:value="523.317" calcext:value-type="float">
            <text:p>523,32</text:p>
          </table:table-cell>
          <table:table-cell office:value-type="float" office:value="13.23" calcext:value-type="float">
            <text:p>13,23</text:p>
          </table:table-cell>
        </table:table-row>
        <table:table-row table:style-name="ro1">
          <table:table-cell office:value-type="string" calcext:value-type="string">
            <text:p>logname.c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69.302" calcext:value-type="float">
            <text:p>469,30</text:p>
          </table:table-cell>
          <table:table-cell office:value-type="float" office:value="536.841" calcext:value-type="float">
            <text:p>536,84</text:p>
          </table:table-cell>
          <table:table-cell office:value-type="float" office:value="14.39" calcext:value-type="float">
            <text:p>14,39</text:p>
          </table:table-cell>
        </table:table-row>
        <table:table-row table:style-name="ro1">
          <table:table-cell office:value-type="string" calcext:value-type="string">
            <text:p>unlink.c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74.682" calcext:value-type="float">
            <text:p>474,68</text:p>
          </table:table-cell>
          <table:table-cell office:value-type="float" office:value="550.845" calcext:value-type="float">
            <text:p>550,85</text:p>
          </table:table-cell>
          <table:table-cell office:value-type="float" office:value="16.05" calcext:value-type="float">
            <text:p>16,05</text:p>
          </table:table-cell>
        </table:table-row>
        <table:table-row table:style-name="ro1">
          <table:table-cell office:value-type="string" calcext:value-type="string">
            <text:p>whoami.c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76.706" calcext:value-type="float">
            <text:p>476,71</text:p>
          </table:table-cell>
          <table:table-cell office:value-type="float" office:value="558.846" calcext:value-type="float">
            <text:p>558,85</text:p>
          </table:table-cell>
          <table:table-cell office:value-type="float" office:value="17.23" calcext:value-type="float">
            <text:p>17,23</text:p>
          </table:table-cell>
        </table:table-row>
        <table:table-row table:style-name="ro1">
          <table:table-cell office:value-type="string" calcext:value-type="string">
            <text:p>nproc.c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482.368" calcext:value-type="float">
            <text:p>482,37</text:p>
          </table:table-cell>
          <table:table-cell office:value-type="float" office:value="566.576" calcext:value-type="float">
            <text:p>566,58</text:p>
          </table:table-cell>
          <table:table-cell office:value-type="float" office:value="17.46" calcext:value-type="float">
            <text:p>17,46</text:p>
          </table:table-cell>
        </table:table-row>
        <table:table-row table:style-name="ro1">
          <table:table-cell office:value-type="string" calcext:value-type="string">
            <text:p>link.c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83.868" calcext:value-type="float">
            <text:p>483,87</text:p>
          </table:table-cell>
          <table:table-cell office:value-type="float" office:value="571.619" calcext:value-type="float">
            <text:p>571,62</text:p>
          </table:table-cell>
          <table:table-cell office:value-type="float" office:value="18.14" calcext:value-type="float">
            <text:p>18,14</text:p>
          </table:table-cell>
        </table:table-row>
        <table:table-row table:style-name="ro1">
          <table:table-cell office:value-type="string" calcext:value-type="string">
            <text:p>cp-hash.c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449.645" calcext:value-type="float">
            <text:p>449,65</text:p>
          </table:table-cell>
          <table:table-cell office:value-type="float" office:value="531.823" calcext:value-type="float">
            <text:p>531,82</text:p>
          </table:table-cell>
          <table:table-cell office:value-type="float" office:value="18.28" calcext:value-type="float">
            <text:p>18,28</text:p>
          </table:table-cell>
        </table:table-row>
        <table:table-row table:style-name="ro1">
          <table:table-cell office:value-type="string" calcext:value-type="string">
            <text:p>libstdbuf.c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434.607" calcext:value-type="float">
            <text:p>434,61</text:p>
          </table:table-cell>
          <table:table-cell office:value-type="float" office:value="515.165" calcext:value-type="float">
            <text:p>515,17</text:p>
          </table:table-cell>
          <table:table-cell office:value-type="float" office:value="18.54" calcext:value-type="float">
            <text:p>18,54</text:p>
          </table:table-cell>
        </table:table-row>
        <table:table-row table:style-name="ro1">
          <table:table-cell office:value-type="string" calcext:value-type="string">
            <text:p>factor.c</text:p>
          </table:table-cell>
          <table:table-cell office:value-type="float" office:value="2662" calcext:value-type="float">
            <text:p>2662</text:p>
          </table:table-cell>
          <table:table-cell office:value-type="float" office:value="11" calcext:value-type="float">
            <text:p>11</text:p>
          </table:table-cell>
          <table:table-cell office:value-type="float" office:value="3329.737" calcext:value-type="float">
            <text:p>3329,74</text:p>
          </table:table-cell>
          <table:table-cell office:value-type="float" office:value="3960.912" calcext:value-type="float">
            <text:p>3960,91</text:p>
          </table:table-cell>
          <table:table-cell office:value-type="float" office:value="18.96" calcext:value-type="float">
            <text:p>18,96</text:p>
          </table:table-cell>
        </table:table-row>
        <table:table-row table:style-name="ro1">
          <table:table-cell office:value-type="string" calcext:value-type="string">
            <text:p>tty.c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480.836" calcext:value-type="float">
            <text:p>480,84</text:p>
          </table:table-cell>
          <table:table-cell office:value-type="float" office:value="573.745" calcext:value-type="float">
            <text:p>573,75</text:p>
          </table:table-cell>
          <table:table-cell office:value-type="float" office:value="19.32" calcext:value-type="float">
            <text:p>19,32</text:p>
          </table:table-cell>
        </table:table-row>
        <table:table-row table:style-name="ro1">
          <table:table-cell office:value-type="string" calcext:value-type="string">
            <text:p>hostname.c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480.215" calcext:value-type="float">
            <text:p>480,22</text:p>
          </table:table-cell>
          <table:table-cell office:value-type="float" office:value="573.272" calcext:value-type="float">
            <text:p>573,27</text:p>
          </table:table-cell>
          <table:table-cell office:value-type="float" office:value="19.38" calcext:value-type="float">
            <text:p>19,38</text:p>
          </table:table-cell>
        </table:table-row>
        <table:table-row table:style-name="ro1">
          <table:table-cell office:value-type="string" calcext:value-type="string">
            <text:p>dirname.c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510.136" calcext:value-type="float">
            <text:p>510,14</text:p>
          </table:table-cell>
          <table:table-cell office:value-type="float" office:value="609.76" calcext:value-type="float">
            <text:p>609,76</text:p>
          </table:table-cell>
          <table:table-cell office:value-type="float" office:value="19.53" calcext:value-type="float">
            <text:p>19,53</text:p>
          </table:table-cell>
        </table:table-row>
        <table:table-row table:style-name="ro1">
          <table:table-cell office:value-type="string" calcext:value-type="string">
            <text:p>find-mount-point.c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59.303" calcext:value-type="float">
            <text:p>459,30</text:p>
          </table:table-cell>
          <table:table-cell office:value-type="float" office:value="549.201" calcext:value-type="float">
            <text:p>549,20</text:p>
          </table:table-cell>
          <table:table-cell office:value-type="float" office:value="19.57" calcext:value-type="float">
            <text:p>19,57</text:p>
          </table:table-cell>
        </table:table-row>
        <table:table-row table:style-name="ro1">
          <table:table-cell office:value-type="string" calcext:value-type="string">
            <text:p>coreutils.c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497.065" calcext:value-type="float">
            <text:p>497,07</text:p>
          </table:table-cell>
          <table:table-cell office:value-type="float" office:value="601.229" calcext:value-type="float">
            <text:p>601,23</text:p>
          </table:table-cell>
          <table:table-cell office:value-type="float" office:value="20.96" calcext:value-type="float">
            <text:p>20,96</text:p>
          </table:table-cell>
        </table:table-row>
        <table:table-row table:style-name="ro1">
          <table:table-cell office:value-type="string" calcext:value-type="string">
            <text:p>expr.c</text:p>
          </table:table-cell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float" office:value="1949.33" calcext:value-type="float">
            <text:p>1949,33</text:p>
          </table:table-cell>
          <table:table-cell office:value-type="float" office:value="2383.649" calcext:value-type="float">
            <text:p>2383,65</text:p>
          </table:table-cell>
          <table:table-cell office:value-type="float" office:value="22.28" calcext:value-type="float">
            <text:p>22,28</text:p>
          </table:table-cell>
        </table:table-row>
        <table:table-row table:style-name="ro1">
          <table:table-cell office:value-type="string" calcext:value-type="string">
            <text:p>operand2sig.c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46.124" calcext:value-type="float">
            <text:p>446,12</text:p>
          </table:table-cell>
          <table:table-cell office:value-type="float" office:value="551.49" calcext:value-type="float">
            <text:p>551,49</text:p>
          </table:table-cell>
          <table:table-cell office:value-type="float" office:value="23.62" calcext:value-type="float">
            <text:p>23,62</text:p>
          </table:table-cell>
        </table:table-row>
        <table:table-row table:style-name="ro1">
          <table:table-cell office:value-type="string" calcext:value-type="string">
            <text:p>users.c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574.374" calcext:value-type="float">
            <text:p>574,37</text:p>
          </table:table-cell>
          <table:table-cell office:value-type="float" office:value="732.782" calcext:value-type="float">
            <text:p>732,78</text:p>
          </table:table-cell>
          <table:table-cell office:value-type="float" office:value="27.58" calcext:value-type="float">
            <text:p>27,58</text:p>
          </table:table-cell>
        </table:table-row>
        <table:table-row table:style-name="ro1">
          <table:table-cell office:value-type="string" calcext:value-type="string">
            <text:p>sleep.c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18.929" calcext:value-type="float">
            <text:p>518,93</text:p>
          </table:table-cell>
          <table:table-cell office:value-type="float" office:value="662.5" calcext:value-type="float">
            <text:p>662,50</text:p>
          </table:table-cell>
          <table:table-cell office:value-type="float" office:value="27.67" calcext:value-type="float">
            <text:p>27,67</text:p>
          </table:table-cell>
        </table:table-row>
        <table:table-row table:style-name="ro1">
          <table:table-cell office:value-type="string" calcext:value-type="string">
            <text:p>yes.c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555.514" calcext:value-type="float">
            <text:p>555,51</text:p>
          </table:table-cell>
          <table:table-cell office:value-type="float" office:value="713.937" calcext:value-type="float">
            <text:p>713,94</text:p>
          </table:table-cell>
          <table:table-cell office:value-type="float" office:value="28.52" calcext:value-type="float">
            <text:p>28,52</text:p>
          </table:table-cell>
        </table:table-row>
        <table:table-row table:style-name="ro1">
          <table:table-cell office:value-type="string" calcext:value-type="string">
            <text:p>mkfifo.c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545.129" calcext:value-type="float">
            <text:p>545,13</text:p>
          </table:table-cell>
          <table:table-cell office:value-type="float" office:value="704.09" calcext:value-type="float">
            <text:p>704,09</text:p>
          </table:table-cell>
          <table:table-cell office:value-type="float" office:value="29.16" calcext:value-type="float">
            <text:p>29,16</text:p>
          </table:table-cell>
        </table:table-row>
        <table:table-row table:style-name="ro1">
          <table:table-cell office:value-type="string" calcext:value-type="string">
            <text:p>runcon.c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563.311" calcext:value-type="float">
            <text:p>563,31</text:p>
          </table:table-cell>
          <table:table-cell office:value-type="float" office:value="728.567" calcext:value-type="float">
            <text:p>728,57</text:p>
          </table:table-cell>
          <table:table-cell office:value-type="float" office:value="29.34" calcext:value-type="float">
            <text:p>29,34</text:p>
          </table:table-cell>
        </table:table-row>
        <table:table-row table:style-name="ro1">
          <table:table-cell office:value-type="string" calcext:value-type="string">
            <text:p>groups.c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539.93" calcext:value-type="float">
            <text:p>539,93</text:p>
          </table:table-cell>
          <table:table-cell office:value-type="float" office:value="700.019" calcext:value-type="float">
            <text:p>700,02</text:p>
          </table:table-cell>
          <table:table-cell office:value-type="float" office:value="29.65" calcext:value-type="float">
            <text:p>29,65</text:p>
          </table:table-cell>
        </table:table-row>
        <table:table-row table:style-name="ro1">
          <table:table-cell office:value-type="string" calcext:value-type="string">
            <text:p>nice.c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565.705" calcext:value-type="float">
            <text:p>565,71</text:p>
          </table:table-cell>
          <table:table-cell office:value-type="float" office:value="740.92" calcext:value-type="float">
            <text:p>740,92</text:p>
          </table:table-cell>
          <table:table-cell office:value-type="float" office:value="30.97" calcext:value-type="float">
            <text:p>30,97</text:p>
          </table:table-cell>
        </table:table-row>
        <table:table-row table:style-name="ro1">
          <table:table-cell office:value-type="string" calcext:value-type="string">
            <text:p>force-link.c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476.908" calcext:value-type="float">
            <text:p>476,91</text:p>
          </table:table-cell>
          <table:table-cell office:value-type="float" office:value="624.698" calcext:value-type="float">
            <text:p>624,70</text:p>
          </table:table-cell>
          <table:table-cell office:value-type="float" office:value="30.99" calcext:value-type="float">
            <text:p>30,99</text:p>
          </table:table-cell>
        </table:table-row>
        <table:table-row table:style-name="ro1">
          <table:table-cell office:value-type="string" calcext:value-type="string">
            <text:p>basename.c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562.122" calcext:value-type="float">
            <text:p>562,12</text:p>
          </table:table-cell>
          <table:table-cell office:value-type="float" office:value="738.329" calcext:value-type="float">
            <text:p>738,33</text:p>
          </table:table-cell>
          <table:table-cell office:value-type="float" office:value="31.35" calcext:value-type="float">
            <text:p>31,35</text:p>
          </table:table-cell>
        </table:table-row>
        <table:table-row table:style-name="ro1">
          <table:table-cell office:value-type="string" calcext:value-type="string">
            <text:p>sync.c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562.86" calcext:value-type="float">
            <text:p>562,86</text:p>
          </table:table-cell>
          <table:table-cell office:value-type="float" office:value="741.859" calcext:value-type="float">
            <text:p>741,86</text:p>
          </table:table-cell>
          <table:table-cell office:value-type="float" office:value="31.8" calcext:value-type="float">
            <text:p>31,80</text:p>
          </table:table-cell>
        </table:table-row>
        <table:table-row table:style-name="ro1">
          <table:table-cell office:value-type="string" calcext:value-type="string">
            <text:p>make-prime-list.c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453.178" calcext:value-type="float">
            <text:p>453,18</text:p>
          </table:table-cell>
          <table:table-cell office:value-type="float" office:value="604.763" calcext:value-type="float">
            <text:p>604,76</text:p>
          </table:table-cell>
          <table:table-cell office:value-type="float" office:value="33.45" calcext:value-type="float">
            <text:p>33,45</text:p>
          </table:table-cell>
        </table:table-row>
        <table:table-row table:style-name="ro1">
          <table:table-cell office:value-type="string" calcext:value-type="string">
            <text:p>printenv.c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528.709" calcext:value-type="float">
            <text:p>528,71</text:p>
          </table:table-cell>
          <table:table-cell office:value-type="float" office:value="705.96" calcext:value-type="float">
            <text:p>705,96</text:p>
          </table:table-cell>
          <table:table-cell office:value-type="float" office:value="33.53" calcext:value-type="float">
            <text:p>33,53</text:p>
          </table:table-cell>
        </table:table-row>
        <table:table-row table:style-name="ro1">
          <table:table-cell office:value-type="string" calcext:value-type="string">
            <text:p>nohup.c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553.522" calcext:value-type="float">
            <text:p>553,52</text:p>
          </table:table-cell>
          <table:table-cell office:value-type="float" office:value="744.461" calcext:value-type="float">
            <text:p>744,46</text:p>
          </table:table-cell>
          <table:table-cell office:value-type="float" office:value="34.5" calcext:value-type="float">
            <text:p>34,50</text:p>
          </table:table-cell>
        </table:table-row>
        <table:table-row table:style-name="ro1">
          <table:table-cell office:value-type="string" calcext:value-type="string">
            <text:p>cksum.c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613.718" calcext:value-type="float">
            <text:p>613,72</text:p>
          </table:table-cell>
          <table:table-cell office:value-type="float" office:value="831.261" calcext:value-type="float">
            <text:p>831,26</text:p>
          </table:table-cell>
          <table:table-cell office:value-type="float" office:value="35.45" calcext:value-type="float">
            <text:p>35,45</text:p>
          </table:table-cell>
        </table:table-row>
        <table:table-row table:style-name="ro1">
          <table:table-cell office:value-type="string" calcext:value-type="string">
            <text:p>relpath.c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506.485" calcext:value-type="float">
            <text:p>506,49</text:p>
          </table:table-cell>
          <table:table-cell office:value-type="float" office:value="690.677" calcext:value-type="float">
            <text:p>690,68</text:p>
          </table:table-cell>
          <table:table-cell office:value-type="float" office:value="36.37" calcext:value-type="float">
            <text:p>36,37</text:p>
          </table:table-cell>
        </table:table-row>
        <table:table-row table:style-name="ro1">
          <table:table-cell office:value-type="string" calcext:value-type="string">
            <text:p>mkdir.c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599.545" calcext:value-type="float">
            <text:p>599,55</text:p>
          </table:table-cell>
          <table:table-cell office:value-type="float" office:value="819.462" calcext:value-type="float">
            <text:p>819,46</text:p>
          </table:table-cell>
          <table:table-cell office:value-type="float" office:value="36.68" calcext:value-type="float">
            <text:p>36,68</text:p>
          </table:table-cell>
        </table:table-row>
        <table:table-row table:style-name="ro1">
          <table:table-cell office:value-type="string" calcext:value-type="string">
            <text:p>env.c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582.439" calcext:value-type="float">
            <text:p>582,44</text:p>
          </table:table-cell>
          <table:table-cell office:value-type="float" office:value="797.864" calcext:value-type="float">
            <text:p>797,86</text:p>
          </table:table-cell>
          <table:table-cell office:value-type="float" office:value="36.99" calcext:value-type="float">
            <text:p>36,99</text:p>
          </table:table-cell>
        </table:table-row>
        <table:table-row table:style-name="ro1">
          <table:table-cell office:value-type="string" calcext:value-type="string">
            <text:p>extent-scan.c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553.515" calcext:value-type="float">
            <text:p>553,52</text:p>
          </table:table-cell>
          <table:table-cell office:value-type="float" office:value="759.976" calcext:value-type="float">
            <text:p>759,98</text:p>
          </table:table-cell>
          <table:table-cell office:value-type="float" office:value="37.3" calcext:value-type="float">
            <text:p>37,30</text:p>
          </table:table-cell>
        </table:table-row>
        <table:table-row table:style-name="ro1">
          <table:table-cell office:value-type="string" calcext:value-type="string">
            <text:p>chown.c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593.059" calcext:value-type="float">
            <text:p>593,06</text:p>
          </table:table-cell>
          <table:table-cell office:value-type="float" office:value="821.425" calcext:value-type="float">
            <text:p>821,43</text:p>
          </table:table-cell>
          <table:table-cell office:value-type="float" office:value="38.51" calcext:value-type="float">
            <text:p>38,51</text:p>
          </table:table-cell>
        </table:table-row>
        <table:table-row table:style-name="ro1">
          <table:table-cell office:value-type="string" calcext:value-type="string">
            <text:p>chgrp.c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599.68" calcext:value-type="float">
            <text:p>599,68</text:p>
          </table:table-cell>
          <table:table-cell office:value-type="float" office:value="830.946" calcext:value-type="float">
            <text:p>830,95</text:p>
          </table:table-cell>
          <table:table-cell office:value-type="float" office:value="38.56" calcext:value-type="float">
            <text:p>38,56</text:p>
          </table:table-cell>
        </table:table-row>
        <table:table-row table:style-name="ro1">
          <table:table-cell office:value-type="string" calcext:value-type="string">
            <text:p>tee.c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713.408" calcext:value-type="float">
            <text:p>713,41</text:p>
          </table:table-cell>
          <table:table-cell office:value-type="float" office:value="988.976" calcext:value-type="float">
            <text:p>988,98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1">
          <table:table-cell office:value-type="string" calcext:value-type="string">
            <text:p>uptime.c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649.718" calcext:value-type="float">
            <text:p>649,72</text:p>
          </table:table-cell>
          <table:table-cell office:value-type="float" office:value="904.221" calcext:value-type="float">
            <text:p>904,22</text:p>
          </table:table-cell>
          <table:table-cell office:value-type="float" office:value="39.17" calcext:value-type="float">
            <text:p>39,17</text:p>
          </table:table-cell>
        </table:table-row>
        <table:table-row table:style-name="ro1">
          <table:table-cell office:value-type="string" calcext:value-type="string">
            <text:p>readlink.c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528.757" calcext:value-type="float">
            <text:p>528,76</text:p>
          </table:table-cell>
          <table:table-cell office:value-type="float" office:value="736.956" calcext:value-type="float">
            <text:p>736,96</text:p>
          </table:table-cell>
          <table:table-cell office:value-type="float" office:value="39.38" calcext:value-type="float">
            <text:p>39,38</text:p>
          </table:table-cell>
        </table:table-row>
        <table:table-row table:style-name="ro1">
          <table:table-cell office:value-type="string" calcext:value-type="string">
            <text:p>group-list.c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505.911" calcext:value-type="float">
            <text:p>505,91</text:p>
          </table:table-cell>
          <table:table-cell office:value-type="float" office:value="713.179" calcext:value-type="float">
            <text:p>713,18</text:p>
          </table:table-cell>
          <table:table-cell office:value-type="float" office:value="40.97" calcext:value-type="float">
            <text:p>40,97</text:p>
          </table:table-cell>
        </table:table-row>
        <table:table-row table:style-name="ro1">
          <table:table-cell office:value-type="string" calcext:value-type="string">
            <text:p>mknod.c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634.853" calcext:value-type="float">
            <text:p>634,85</text:p>
          </table:table-cell>
          <table:table-cell office:value-type="float" office:value="898.379" calcext:value-type="float">
            <text:p>898,38</text:p>
          </table:table-cell>
          <table:table-cell office:value-type="float" office:value="41.51" calcext:value-type="float">
            <text:p>41,51</text:p>
          </table:table-cell>
        </table:table-row>
        <table:table-row table:style-name="ro1">
          <table:table-cell office:value-type="string" calcext:value-type="string">
            <text:p>expand.c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634.45" calcext:value-type="float">
            <text:p>634,45</text:p>
          </table:table-cell>
          <table:table-cell office:value-type="float" office:value="899.96" calcext:value-type="float">
            <text:p>899,96</text:p>
          </table:table-cell>
          <table:table-cell office:value-type="float" office:value="41.85" calcext:value-type="float">
            <text:p>41,85</text:p>
          </table:table-cell>
        </table:table-row>
        <table:table-row table:style-name="ro1">
          <table:table-cell office:value-type="string" calcext:value-type="string">
            <text:p>pathchk.c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742.049" calcext:value-type="float">
            <text:p>742,05</text:p>
          </table:table-cell>
          <table:table-cell office:value-type="float" office:value="1059.264" calcext:value-type="float">
            <text:p>1059,26</text:p>
          </table:table-cell>
          <table:table-cell office:value-type="float" office:value="42.75" calcext:value-type="float">
            <text:p>42,75</text:p>
          </table:table-cell>
        </table:table-row>
        <table:table-row table:style-name="ro1">
          <table:table-cell office:value-type="string" calcext:value-type="string">
            <text:p>rmdir.c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596.196" calcext:value-type="float">
            <text:p>596,20</text:p>
          </table:table-cell>
          <table:table-cell office:value-type="float" office:value="855.503" calcext:value-type="float">
            <text:p>855,50</text:p>
          </table:table-cell>
          <table:table-cell office:value-type="float" office:value="43.49" calcext:value-type="float">
            <text:p>43,49</text:p>
          </table:table-cell>
        </table:table-row>
        <table:table-row table:style-name="ro1">
          <table:table-cell office:value-type="string" calcext:value-type="string">
            <text:p>rm.c</text:p>
          </table:table-cell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608.709" calcext:value-type="float">
            <text:p>608,71</text:p>
          </table:table-cell>
          <table:table-cell office:value-type="float" office:value="878.292" calcext:value-type="float">
            <text:p>878,29</text:p>
          </table:table-cell>
          <table:table-cell office:value-type="float" office:value="44.29" calcext:value-type="float">
            <text:p>44,29</text:p>
          </table:table-cell>
        </table:table-row>
        <table:table-row table:style-name="ro1">
          <table:table-cell office:value-type="string" calcext:value-type="string">
            <text:p>copy.c</text:p>
          </table:table-cell>
          <table:table-cell office:value-type="float" office:value="3020" calcext:value-type="float">
            <text:p>3020</text:p>
          </table:table-cell>
          <table:table-cell office:value-type="float" office:value="21" calcext:value-type="float">
            <text:p>21</text:p>
          </table:table-cell>
          <table:table-cell office:value-type="float" office:value="2633.619" calcext:value-type="float">
            <text:p>2633,62</text:p>
          </table:table-cell>
          <table:table-cell office:value-type="float" office:value="3867.263" calcext:value-type="float">
            <text:p>3867,26</text:p>
          </table:table-cell>
          <table:table-cell office:value-type="float" office:value="46.84" calcext:value-type="float">
            <text:p>46,84</text:p>
          </table:table-cell>
        </table:table-row>
        <table:table-row table:style-name="ro1">
          <table:table-cell office:value-type="string" calcext:value-type="string">
            <text:p>mv.c</text:p>
          </table:table-cell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office:value-type="float" office:value="741.931" calcext:value-type="float">
            <text:p>741,93</text:p>
          </table:table-cell>
          <table:table-cell office:value-type="float" office:value="1093.017" calcext:value-type="float">
            <text:p>1093,02</text:p>
          </table:table-cell>
          <table:table-cell office:value-type="float" office:value="47.32" calcext:value-type="float">
            <text:p>47,32</text:p>
          </table:table-cell>
        </table:table-row>
        <table:table-row table:style-name="ro1">
          <table:table-cell office:value-type="string" calcext:value-type="string">
            <text:p>kill.c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709.001" calcext:value-type="float">
            <text:p>709,00</text:p>
          </table:table-cell>
          <table:table-cell office:value-type="float" office:value="1050.391" calcext:value-type="float">
            <text:p>1050,39</text:p>
          </table:table-cell>
          <table:table-cell office:value-type="float" office:value="48.15" calcext:value-type="float">
            <text:p>48,15</text:p>
          </table:table-cell>
        </table:table-row>
        <table:table-row table:style-name="ro1">
          <table:table-cell office:value-type="string" calcext:value-type="string">
            <text:p>unexpand.c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710.6" calcext:value-type="float">
            <text:p>710,60</text:p>
          </table:table-cell>
          <table:table-cell office:value-type="float" office:value="1055.864" calcext:value-type="float">
            <text:p>1055,86</text:p>
          </table:table-cell>
          <table:table-cell office:value-type="float" office:value="48.59" calcext:value-type="float">
            <text:p>48,59</text:p>
          </table:table-cell>
        </table:table-row>
        <table:table-row table:style-name="ro1">
          <table:table-cell office:value-type="string" calcext:value-type="string">
            <text:p>fold.c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float" office:value="770.671" calcext:value-type="float">
            <text:p>770,67</text:p>
          </table:table-cell>
          <table:table-cell office:value-type="float" office:value="1155.217" calcext:value-type="float">
            <text:p>1155,22</text:p>
          </table:table-cell>
          <table:table-cell office:value-type="float" office:value="49.9" calcext:value-type="float">
            <text:p>49,90</text:p>
          </table:table-cell>
        </table:table-row>
        <table:table-row table:style-name="ro1">
          <table:table-cell office:value-type="string" calcext:value-type="string">
            <text:p>date.c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784.181" calcext:value-type="float">
            <text:p>784,18</text:p>
          </table:table-cell>
          <table:table-cell office:value-type="float" office:value="1176.253" calcext:value-type="float">
            <text:p>1176,25</text:p>
          </table:table-cell>
          <table:table-cell office:value-type="float" office:value="50" calcext:value-type="float">
            <text:p>50,00</text:p>
          </table:table-cell>
        </table:table-row>
        <table:table-row table:style-name="ro1">
          <table:table-cell office:value-type="string" calcext:value-type="string">
            <text:p>sum.c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666.789" calcext:value-type="float">
            <text:p>666,79</text:p>
          </table:table-cell>
          <table:table-cell office:value-type="float" office:value="1009.495" calcext:value-type="float">
            <text:p>1009,50</text:p>
          </table:table-cell>
          <table:table-cell office:value-type="float" office:value="51.4" calcext:value-type="float">
            <text:p>51,40</text:p>
          </table:table-cell>
        </table:table-row>
        <table:table-row table:style-name="ro1">
          <table:table-cell office:value-type="string" calcext:value-type="string">
            <text:p>pwd.c</text:p>
          </table:table-cell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office:value-type="float" office:value="799.193" calcext:value-type="float">
            <text:p>799,19</text:p>
          </table:table-cell>
          <table:table-cell office:value-type="float" office:value="1213.465" calcext:value-type="float">
            <text:p>1213,47</text:p>
          </table:table-cell>
          <table:table-cell office:value-type="float" office:value="51.84" calcext:value-type="float">
            <text:p>51,84</text:p>
          </table:table-cell>
        </table:table-row>
        <table:table-row table:style-name="ro1">
          <table:table-cell office:value-type="string" calcext:value-type="string">
            <text:p>mktemp.c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office:value-type="float" office:value="671.307" calcext:value-type="float">
            <text:p>671,31</text:p>
          </table:table-cell>
          <table:table-cell office:value-type="float" office:value="1020.151" calcext:value-type="float">
            <text:p>1020,15</text:p>
          </table:table-cell>
          <table:table-cell office:value-type="float" office:value="51.96" calcext:value-type="float">
            <text:p>51,96</text:p>
          </table:table-cell>
        </table:table-row>
        <table:table-row table:style-name="ro1">
          <table:table-cell office:value-type="string" calcext:value-type="string">
            <text:p>timeout.c</text:p>
          </table:table-cell>
          <table:table-cell office:value-type="float" office:value="549" calcext:value-type="float">
            <text:p>549</text:p>
          </table:table-cell>
          <table:table-cell office:value-type="float" office:value="7" calcext:value-type="float">
            <text:p>7</text:p>
          </table:table-cell>
          <table:table-cell office:value-type="float" office:value="683.263" calcext:value-type="float">
            <text:p>683,26</text:p>
          </table:table-cell>
          <table:table-cell office:value-type="float" office:value="1040.721" calcext:value-type="float">
            <text:p>1040,72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1">
          <table:table-cell office:value-type="string" calcext:value-type="string">
            <text:p>test.c</text:p>
          </table:table-cell>
          <table:table-cell office:value-type="float" office:value="886" calcext:value-type="float">
            <text:p>886</text:p>
          </table:table-cell>
          <table:table-cell office:value-type="float" office:value="9" calcext:value-type="float">
            <text:p>9</text:p>
          </table:table-cell>
          <table:table-cell office:value-type="float" office:value="1313.63" calcext:value-type="float">
            <text:p>1313,63</text:p>
          </table:table-cell>
          <table:table-cell office:value-type="float" office:value="2016.128" calcext:value-type="float">
            <text:p>2016,13</text:p>
          </table:table-cell>
          <table:table-cell office:value-type="float" office:value="53.48" calcext:value-type="float">
            <text:p>53,48</text:p>
          </table:table-cell>
        </table:table-row>
        <table:table-row table:style-name="ro1">
          <table:table-cell office:value-type="string" calcext:value-type="string">
            <text:p>shuf.c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float" office:value="1113.522" calcext:value-type="float">
            <text:p>1113,52</text:p>
          </table:table-cell>
          <table:table-cell office:value-type="float" office:value="1722.862" calcext:value-type="float">
            <text:p>1722,86</text:p>
          </table:table-cell>
          <table:table-cell office:value-type="float" office:value="54.72" calcext:value-type="float">
            <text:p>54,72</text:p>
          </table:table-cell>
        </table:table-row>
        <table:table-row table:style-name="ro1">
          <table:table-cell office:value-type="string" calcext:value-type="string">
            <text:p>lbracket.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29.714" calcext:value-type="float">
            <text:p>1329,71</text:p>
          </table:table-cell>
          <table:table-cell office:value-type="float" office:value="2063.382" calcext:value-type="float">
            <text:p>2063,38</text:p>
          </table:table-cell>
          <table:table-cell office:value-type="float" office:value="55.17" calcext:value-type="float">
            <text:p>55,17</text:p>
          </table:table-cell>
        </table:table-row>
        <table:table-row table:style-name="ro1">
          <table:table-cell office:value-type="string" calcext:value-type="string">
            <text:p>stdbuf.c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759.218" calcext:value-type="float">
            <text:p>759,22</text:p>
          </table:table-cell>
          <table:table-cell office:value-type="float" office:value="1179.323" calcext:value-type="float">
            <text:p>1179,32</text:p>
          </table:table-cell>
          <table:table-cell office:value-type="float" office:value="55.33" calcext:value-type="float">
            <text:p>55,33</text:p>
          </table:table-cell>
        </table:table-row>
        <table:table-row table:style-name="ro1">
          <table:table-cell office:value-type="string" calcext:value-type="string">
            <text:p>truncate.c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766.696" calcext:value-type="float">
            <text:p>766,70</text:p>
          </table:table-cell>
          <table:table-cell office:value-type="float" office:value="1192.014" calcext:value-type="float">
            <text:p>1192,01</text:p>
          </table:table-cell>
          <table:table-cell office:value-type="float" office:value="55.47" calcext:value-type="float">
            <text:p>55,47</text:p>
          </table:table-cell>
        </table:table-row>
        <table:table-row table:style-name="ro1">
          <table:table-cell office:value-type="string" calcext:value-type="string">
            <text:p>tsort.c</text:p>
          </table:table-cell>
          <table:table-cell office:value-type="float" office:value="569" calcext:value-type="float">
            <text:p>569</text:p>
          </table:table-cell>
          <table:table-cell office:value-type="float" office:value="5" calcext:value-type="float">
            <text:p>5</text:p>
          </table:table-cell>
          <table:table-cell office:value-type="float" office:value="965.612" calcext:value-type="float">
            <text:p>965,61</text:p>
          </table:table-cell>
          <table:table-cell office:value-type="float" office:value="1505.545" calcext:value-type="float">
            <text:p>1505,55</text:p>
          </table:table-cell>
          <table:table-cell office:value-type="float" office:value="55.92" calcext:value-type="float">
            <text:p>55,92</text:p>
          </table:table-cell>
        </table:table-row>
        <table:table-row table:style-name="ro1">
          <table:table-cell office:value-type="string" calcext:value-type="string">
            <text:p>chmod.c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float" office:value="892.371" calcext:value-type="float">
            <text:p>892,37</text:p>
          </table:table-cell>
          <table:table-cell office:value-type="float" office:value="1392.163" calcext:value-type="float">
            <text:p>1392,16</text:p>
          </table:table-cell>
          <table:table-cell office:value-type="float" office:value="56.01" calcext:value-type="float">
            <text:p>56,01</text:p>
          </table:table-cell>
        </table:table-row>
        <table:table-row table:style-name="ro1">
          <table:table-cell office:value-type="string" calcext:value-type="string">
            <text:p>head.c</text:p>
          </table:table-cell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office:value-type="float" office:value="2020.768" calcext:value-type="float">
            <text:p>2020,77</text:p>
          </table:table-cell>
          <table:table-cell office:value-type="float" office:value="3152.906" calcext:value-type="float">
            <text:p>3152,91</text:p>
          </table:table-cell>
          <table:table-cell office:value-type="float" office:value="56.03" calcext:value-type="float">
            <text:p>56,03</text:p>
          </table:table-cell>
        </table:table-row>
        <table:table-row table:style-name="ro1">
          <table:table-cell office:value-type="string" calcext:value-type="string">
            <text:p>touch.c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729.144" calcext:value-type="float">
            <text:p>729,14</text:p>
          </table:table-cell>
          <table:table-cell office:value-type="float" office:value="1143.954" calcext:value-type="float">
            <text:p>1143,95</text:p>
          </table:table-cell>
          <table:table-cell office:value-type="float" office:value="56.89" calcext:value-type="float">
            <text:p>56,89</text:p>
          </table:table-cell>
        </table:table-row>
        <table:table-row table:style-name="ro1">
          <table:table-cell office:value-type="string" calcext:value-type="string">
            <text:p>id.c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798.337" calcext:value-type="float">
            <text:p>798,34</text:p>
          </table:table-cell>
          <table:table-cell office:value-type="float" office:value="1261.222" calcext:value-type="float">
            <text:p>1261,22</text:p>
          </table:table-cell>
          <table:table-cell office:value-type="float" office:value="57.98" calcext:value-type="float">
            <text:p>57,98</text:p>
          </table:table-cell>
        </table:table-row>
        <table:table-row table:style-name="ro1">
          <table:table-cell office:value-type="string" calcext:value-type="string">
            <text:p>comm.c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945.942" calcext:value-type="float">
            <text:p>945,94</text:p>
          </table:table-cell>
          <table:table-cell office:value-type="float" office:value="1497.497" calcext:value-type="float">
            <text:p>1497,50</text:p>
          </table:table-cell>
          <table:table-cell office:value-type="float" office:value="58.31" calcext:value-type="float">
            <text:p>58,31</text:p>
          </table:table-cell>
        </table:table-row>
        <table:table-row table:style-name="ro1">
          <table:table-cell office:value-type="string" calcext:value-type="string">
            <text:p>tac.c</text:p>
          </table:table-cell>
          <table:table-cell office:value-type="float" office:value="714" calcext:value-type="float">
            <text:p>714</text:p>
          </table:table-cell>
          <table:table-cell office:value-type="float" office:value="4" calcext:value-type="float">
            <text:p>4</text:p>
          </table:table-cell>
          <table:table-cell office:value-type="float" office:value="1019.02" calcext:value-type="float">
            <text:p>1019,02</text:p>
          </table:table-cell>
          <table:table-cell office:value-type="float" office:value="1615.699" calcext:value-type="float">
            <text:p>1615,70</text:p>
          </table:table-cell>
          <table:table-cell office:value-type="float" office:value="58.55" calcext:value-type="float">
            <text:p>58,55</text:p>
          </table:table-cell>
        </table:table-row>
        <table:table-row table:style-name="ro1">
          <table:table-cell office:value-type="string" calcext:value-type="string">
            <text:p>getlimits.c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011.3" calcext:value-type="float">
            <text:p>1011,30</text:p>
          </table:table-cell>
          <table:table-cell office:value-type="float" office:value="1607.138" calcext:value-type="float">
            <text:p>1607,14</text:p>
          </table:table-cell>
          <table:table-cell office:value-type="float" office:value="58.92" calcext:value-type="float">
            <text:p>58,92</text:p>
          </table:table-cell>
        </table:table-row>
        <table:table-row table:style-name="ro1">
          <table:table-cell office:value-type="string" calcext:value-type="string">
            <text:p>nl.c</text:p>
          </table:table-cell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  <table:table-cell office:value-type="float" office:value="896.111" calcext:value-type="float">
            <text:p>896,11</text:p>
          </table:table-cell>
          <table:table-cell office:value-type="float" office:value="1427.812" calcext:value-type="float">
            <text:p>1427,81</text:p>
          </table:table-cell>
          <table:table-cell office:value-type="float" office:value="59.33" calcext:value-type="float">
            <text:p>59,33</text:p>
          </table:table-cell>
        </table:table-row>
        <table:table-row table:style-name="ro1">
          <table:table-cell office:value-type="string" calcext:value-type="string">
            <text:p>uname.c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621.165" calcext:value-type="float">
            <text:p>621,17</text:p>
          </table:table-cell>
          <table:table-cell office:value-type="float" office:value="995.382" calcext:value-type="float">
            <text:p>995,38</text:p>
          </table:table-cell>
          <table:table-cell office:value-type="float" office:value="60.24" calcext:value-type="float">
            <text:p>60,24</text:p>
          </table:table-cell>
        </table:table-row>
        <table:table-row table:style-name="ro1">
          <table:table-cell office:value-type="string" calcext:value-type="string">
            <text:p>dircolors.c</text:p>
          </table:table-cell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float" office:value="994.671" calcext:value-type="float">
            <text:p>994,67</text:p>
          </table:table-cell>
          <table:table-cell office:value-type="float" office:value="1602.448" calcext:value-type="float">
            <text:p>1602,45</text:p>
          </table:table-cell>
          <table:table-cell office:value-type="float" office:value="61.1" calcext:value-type="float">
            <text:p>61,10</text:p>
          </table:table-cell>
        </table:table-row>
        <table:table-row table:style-name="ro1">
          <table:table-cell office:value-type="string" calcext:value-type="string">
            <text:p>realpath.c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675.983" calcext:value-type="float">
            <text:p>675,98</text:p>
          </table:table-cell>
          <table:table-cell office:value-type="float" office:value="1094.192" calcext:value-type="float">
            <text:p>1094,19</text:p>
          </table:table-cell>
          <table:table-cell office:value-type="float" office:value="61.87" calcext:value-type="float">
            <text:p>61,87</text:p>
          </table:table-cell>
        </table:table-row>
        <table:table-row table:style-name="ro1">
          <table:table-cell office:value-type="string" calcext:value-type="string">
            <text:p>chcon.c</text:p>
          </table:table-cell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866.579" calcext:value-type="float">
            <text:p>866,58</text:p>
          </table:table-cell>
          <table:table-cell office:value-type="float" office:value="1404.588" calcext:value-type="float">
            <text:p>1404,59</text:p>
          </table:table-cell>
          <table:table-cell office:value-type="float" office:value="62.08" calcext:value-type="float">
            <text:p>62,08</text:p>
          </table:table-cell>
        </table:table-row>
        <table:table-row table:style-name="ro1">
          <table:table-cell office:value-type="string" calcext:value-type="string">
            <text:p>cut.c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1189.054" calcext:value-type="float">
            <text:p>1189,05</text:p>
          </table:table-cell>
          <table:table-cell office:value-type="float" office:value="1937.116" calcext:value-type="float">
            <text:p>1937,12</text:p>
          </table:table-cell>
          <table:table-cell office:value-type="float" office:value="62.91" calcext:value-type="float">
            <text:p>62,91</text:p>
          </table:table-cell>
        </table:table-row>
        <table:table-row table:style-name="ro1">
          <table:table-cell office:value-type="string" calcext:value-type="string">
            <text:p>who.c</text:p>
          </table:table-cell>
          <table:table-cell office:value-type="float" office:value="836" calcext:value-type="float">
            <text:p>836</text:p>
          </table:table-cell>
          <table:table-cell office:value-type="float" office:value="4" calcext:value-type="float">
            <text:p>4</text:p>
          </table:table-cell>
          <table:table-cell office:value-type="float" office:value="1259.997" calcext:value-type="float">
            <text:p>1260,00</text:p>
          </table:table-cell>
          <table:table-cell office:value-type="float" office:value="2084.34" calcext:value-type="float">
            <text:p>2084,34</text:p>
          </table:table-cell>
          <table:table-cell office:value-type="float" office:value="65.42" calcext:value-type="float">
            <text:p>65,42</text:p>
          </table:table-cell>
        </table:table-row>
        <table:table-row table:style-name="ro1">
          <table:table-cell office:value-type="string" calcext:value-type="string">
            <text:p>pinky.c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float" office:value="1013.673" calcext:value-type="float">
            <text:p>1013,67</text:p>
          </table:table-cell>
          <table:table-cell office:value-type="float" office:value="1687.97" calcext:value-type="float">
            <text:p>1687,97</text:p>
          </table:table-cell>
          <table:table-cell office:value-type="float" office:value="66.52" calcext:value-type="float">
            <text:p>66,52</text:p>
          </table:table-cell>
        </table:table-row>
        <table:table-row table:style-name="ro1">
          <table:table-cell office:value-type="string" calcext:value-type="string">
            <text:p>expand-common.c</text:p>
          </table:table-cell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679.927" calcext:value-type="float">
            <text:p>679,93</text:p>
          </table:table-cell>
          <table:table-cell office:value-type="float" office:value="1132.529" calcext:value-type="float">
            <text:p>1132,53</text:p>
          </table:table-cell>
          <table:table-cell office:value-type="float" office:value="66.57" calcext:value-type="float">
            <text:p>66,57</text:p>
          </table:table-cell>
        </table:table-row>
        <table:table-row table:style-name="ro1">
          <table:table-cell office:value-type="string" calcext:value-type="string">
            <text:p>cat.c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009.454" calcext:value-type="float">
            <text:p>1009,45</text:p>
          </table:table-cell>
          <table:table-cell office:value-type="float" office:value="1681.745" calcext:value-type="float">
            <text:p>1681,75</text:p>
          </table:table-cell>
          <table:table-cell office:value-type="float" office:value="66.6" calcext:value-type="float">
            <text:p>66,60</text:p>
          </table:table-cell>
        </table:table-row>
        <table:table-row table:style-name="ro1">
          <table:table-cell office:value-type="string" calcext:value-type="string">
            <text:p>chroot.c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770.912" calcext:value-type="float">
            <text:p>770,91</text:p>
          </table:table-cell>
          <table:table-cell office:value-type="float" office:value="1286.025" calcext:value-type="float">
            <text:p>1286,03</text:p>
          </table:table-cell>
          <table:table-cell office:value-type="float" office:value="66.82" calcext:value-type="float">
            <text:p>66,82</text:p>
          </table:table-cell>
        </table:table-row>
        <table:table-row table:style-name="ro1">
          <table:table-cell office:value-type="string" calcext:value-type="string">
            <text:p>set-fields.c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760.789" calcext:value-type="float">
            <text:p>760,79</text:p>
          </table:table-cell>
          <table:table-cell office:value-type="float" office:value="1273.076" calcext:value-type="float">
            <text:p>1273,08</text:p>
          </table:table-cell>
          <table:table-cell office:value-type="float" office:value="67.34" calcext:value-type="float">
            <text:p>67,34</text:p>
          </table:table-cell>
        </table:table-row>
        <table:table-row table:style-name="ro1">
          <table:table-cell office:value-type="string" calcext:value-type="string">
            <text:p>remove.c</text:p>
          </table:table-cell>
          <table:table-cell office:value-type="float" office:value="587" calcext:value-type="float">
            <text:p>587</text:p>
          </table:table-cell>
          <table:table-cell office:value-type="float" office:value="4" calcext:value-type="float">
            <text:p>4</text:p>
          </table:table-cell>
          <table:table-cell office:value-type="float" office:value="886.528" calcext:value-type="float">
            <text:p>886,53</text:p>
          </table:table-cell>
          <table:table-cell office:value-type="float" office:value="1497.206" calcext:value-type="float">
            <text:p>1497,21</text:p>
          </table:table-cell>
          <table:table-cell office:value-type="float" office:value="68.88" calcext:value-type="float">
            <text:p>68,88</text:p>
          </table:table-cell>
        </table:table-row>
        <table:table-row table:style-name="ro1">
          <table:table-cell office:value-type="string" calcext:value-type="string">
            <text:p>chown-core.c</text:p>
          </table:table-cell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 office:value-type="float" office:value="948.41" calcext:value-type="float">
            <text:p>948,41</text:p>
          </table:table-cell>
          <table:table-cell office:value-type="float" office:value="1620.097" calcext:value-type="float">
            <text:p>1620,10</text:p>
          </table:table-cell>
          <table:table-cell office:value-type="float" office:value="70.82" calcext:value-type="float">
            <text:p>70,82</text:p>
          </table:table-cell>
        </table:table-row>
        <table:table-row table:style-name="ro1">
          <table:table-cell office:value-type="string" calcext:value-type="string">
            <text:p>du.c</text:p>
          </table:table-cell>
          <table:table-cell office:value-type="float" office:value="1140" calcext:value-type="float">
            <text:p>1140</text:p>
          </table:table-cell>
          <table:table-cell office:value-type="float" office:value="3" calcext:value-type="float">
            <text:p>3</text:p>
          </table:table-cell>
          <table:table-cell office:value-type="float" office:value="1573.762" calcext:value-type="float">
            <text:p>1573,76</text:p>
          </table:table-cell>
          <table:table-cell office:value-type="float" office:value="2693.424" calcext:value-type="float">
            <text:p>2693,42</text:p>
          </table:table-cell>
          <table:table-cell office:value-type="float" office:value="71.15" calcext:value-type="float">
            <text:p>71,15</text:p>
          </table:table-cell>
        </table:table-row>
        <table:table-row table:style-name="ro1">
          <table:table-cell office:value-type="string" calcext:value-type="string">
            <text:p>seq.c</text:p>
          </table:table-cell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office:value-type="float" office:value="1138.273" calcext:value-type="float">
            <text:p>1138,27</text:p>
          </table:table-cell>
          <table:table-cell office:value-type="float" office:value="1948.262" calcext:value-type="float">
            <text:p>1948,26</text:p>
          </table:table-cell>
          <table:table-cell office:value-type="float" office:value="71.16" calcext:value-type="float">
            <text:p>71,16</text:p>
          </table:table-cell>
        </table:table-row>
        <table:table-row table:style-name="ro1">
          <table:table-cell office:value-type="string" calcext:value-type="string">
            <text:p>uniq.c</text:p>
          </table:table-cell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  <table:table-cell office:value-type="float" office:value="1026.921" calcext:value-type="float">
            <text:p>1026,92</text:p>
          </table:table-cell>
          <table:table-cell office:value-type="float" office:value="1764.227" calcext:value-type="float">
            <text:p>1764,23</text:p>
          </table:table-cell>
          <table:table-cell office:value-type="float" office:value="71.8" calcext:value-type="float">
            <text:p>71,80</text:p>
          </table:table-cell>
        </table:table-row>
        <table:table-row table:style-name="ro1">
          <table:table-cell office:value-type="string" calcext:value-type="string">
            <text:p>shred.c</text:p>
          </table:table-cell>
          <table:table-cell office:value-type="float" office:value="1313" calcext:value-type="float">
            <text:p>1313</text:p>
          </table:table-cell>
          <table:table-cell office:value-type="float" office:value="5" calcext:value-type="float">
            <text:p>5</text:p>
          </table:table-cell>
          <table:table-cell office:value-type="float" office:value="1545.136" calcext:value-type="float">
            <text:p>1545,14</text:p>
          </table:table-cell>
          <table:table-cell office:value-type="float" office:value="2673.403" calcext:value-type="float">
            <text:p>2673,40</text:p>
          </table:table-cell>
          <table:table-cell office:value-type="float" office:value="73.02" calcext:value-type="float">
            <text:p>73,02</text:p>
          </table:table-cell>
        </table:table-row>
        <table:table-row table:style-name="ro1">
          <table:table-cell office:value-type="string" calcext:value-type="string">
            <text:p>ln.c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842.7" calcext:value-type="float">
            <text:p>842,70</text:p>
          </table:table-cell>
          <table:table-cell office:value-type="float" office:value="1465.281" calcext:value-type="float">
            <text:p>1465,28</text:p>
          </table:table-cell>
          <table:table-cell office:value-type="float" office:value="73.88" calcext:value-type="float">
            <text:p>73,88</text:p>
          </table:table-cell>
        </table:table-row>
        <table:table-row table:style-name="ro1">
          <table:table-cell office:value-type="string" calcext:value-type="string">
            <text:p>echo.c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661.289" calcext:value-type="float">
            <text:p>661,29</text:p>
          </table:table-cell>
          <table:table-cell office:value-type="float" office:value="1156.232" calcext:value-type="float">
            <text:p>1156,23</text:p>
          </table:table-cell>
          <table:table-cell office:value-type="float" office:value="74.85" calcext:value-type="float">
            <text:p>74,85</text:p>
          </table:table-cell>
        </table:table-row>
        <table:table-row table:style-name="ro1">
          <table:table-cell office:value-type="string" calcext:value-type="string">
            <text:p>install.c</text:p>
          </table:table-cell>
          <table:table-cell office:value-type="float" office:value="1060" calcext:value-type="float">
            <text:p>1060</text:p>
          </table:table-cell>
          <table:table-cell office:value-type="float" office:value="7" calcext:value-type="float">
            <text:p>7</text:p>
          </table:table-cell>
          <table:table-cell office:value-type="float" office:value="1123.493" calcext:value-type="float">
            <text:p>1123,49</text:p>
          </table:table-cell>
          <table:table-cell office:value-type="float" office:value="2020.147" calcext:value-type="float">
            <text:p>2020,15</text:p>
          </table:table-cell>
          <table:table-cell office:value-type="float" office:value="79.81" calcext:value-type="float">
            <text:p>79,81</text:p>
          </table:table-cell>
        </table:table-row>
        <table:table-row table:style-name="ro1">
          <table:table-cell office:value-type="string" calcext:value-type="string">
            <text:p>tr.c</text:p>
          </table:table-cell>
          <table:table-cell office:value-type="float" office:value="1909" calcext:value-type="float">
            <text:p>1909</text:p>
          </table:table-cell>
          <table:table-cell office:value-type="float" office:value="12" calcext:value-type="float">
            <text:p>12</text:p>
          </table:table-cell>
          <table:table-cell office:value-type="float" office:value="2453.173" calcext:value-type="float">
            <text:p>2453,17</text:p>
          </table:table-cell>
          <table:table-cell office:value-type="float" office:value="4411.513" calcext:value-type="float">
            <text:p>4411,51</text:p>
          </table:table-cell>
          <table:table-cell office:value-type="float" office:value="79.83" calcext:value-type="float">
            <text:p>79,83</text:p>
          </table:table-cell>
        </table:table-row>
        <table:table-row table:style-name="ro1">
          <table:table-cell office:value-type="string" calcext:value-type="string">
            <text:p>tail.c</text:p>
          </table:table-cell>
          <table:table-cell office:value-type="float" office:value="2507" calcext:value-type="float">
            <text:p>2507</text:p>
          </table:table-cell>
          <table:table-cell office:value-type="float" office:value="14" calcext:value-type="float">
            <text:p>14</text:p>
          </table:table-cell>
          <table:table-cell office:value-type="float" office:value="3638.277" calcext:value-type="float">
            <text:p>3638,28</text:p>
          </table:table-cell>
          <table:table-cell office:value-type="float" office:value="6574.06" calcext:value-type="float">
            <text:p>6574,06</text:p>
          </table:table-cell>
          <table:table-cell office:value-type="float" office:value="80.69" calcext:value-type="float">
            <text:p>80,69</text:p>
          </table:table-cell>
        </table:table-row>
        <table:table-row table:style-name="ro1">
          <table:table-cell office:value-type="string" calcext:value-type="string">
            <text:p>numfmt.c</text:p>
          </table:table-cell>
          <table:table-cell office:value-type="float" office:value="1652" calcext:value-type="float">
            <text:p>1652</text:p>
          </table:table-cell>
          <table:table-cell office:value-type="float" office:value="5" calcext:value-type="float">
            <text:p>5</text:p>
          </table:table-cell>
          <table:table-cell office:value-type="float" office:value="2146.781" calcext:value-type="float">
            <text:p>2146,78</text:p>
          </table:table-cell>
          <table:table-cell office:value-type="float" office:value="3883.428" calcext:value-type="float">
            <text:p>3883,43</text:p>
          </table:table-cell>
          <table:table-cell office:value-type="float" office:value="80.9" calcext:value-type="float">
            <text:p>80,90</text:p>
          </table:table-cell>
        </table:table-row>
        <table:table-row table:style-name="ro1">
          <table:table-cell office:value-type="string" calcext:value-type="string">
            <text:p>ptx.c</text:p>
          </table:table-cell>
          <table:table-cell office:value-type="float" office:value="2149" calcext:value-type="float">
            <text:p>2149</text:p>
          </table:table-cell>
          <table:table-cell office:value-type="float" office:value="10" calcext:value-type="float">
            <text:p>10</text:p>
          </table:table-cell>
          <table:table-cell office:value-type="float" office:value="4116.591" calcext:value-type="float">
            <text:p>4116,59</text:p>
          </table:table-cell>
          <table:table-cell office:value-type="float" office:value="7453.324" calcext:value-type="float">
            <text:p>7453,32</text:p>
          </table:table-cell>
          <table:table-cell office:value-type="float" office:value="81.06" calcext:value-type="float">
            <text:p>81,06</text:p>
          </table:table-cell>
        </table:table-row>
        <table:table-row table:style-name="ro1">
          <table:table-cell office:value-type="string" calcext:value-type="string">
            <text:p>paste.c</text:p>
          </table:table-cell>
          <table:table-cell office:value-type="float" office:value="531" calcext:value-type="float">
            <text:p>531</text:p>
          </table:table-cell>
          <table:table-cell office:value-type="float" office:value="5" calcext:value-type="float">
            <text:p>5</text:p>
          </table:table-cell>
          <table:table-cell office:value-type="float" office:value="958.964" calcext:value-type="float">
            <text:p>958,96</text:p>
          </table:table-cell>
          <table:table-cell office:value-type="float" office:value="1764.164" calcext:value-type="float">
            <text:p>1764,16</text:p>
          </table:table-cell>
          <table:table-cell office:value-type="float" office:value="83.97" calcext:value-type="float">
            <text:p>83,97</text:p>
          </table:table-cell>
        </table:table-row>
        <table:table-row table:style-name="ro1">
          <table:table-cell office:value-type="string" calcext:value-type="string">
            <text:p>printf.c</text:p>
          </table:table-cell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office:value-type="float" office:value="1190.383" calcext:value-type="float">
            <text:p>1190,38</text:p>
          </table:table-cell>
          <table:table-cell office:value-type="float" office:value="2206.237" calcext:value-type="float">
            <text:p>2206,24</text:p>
          </table:table-cell>
          <table:table-cell office:value-type="float" office:value="85.34" calcext:value-type="float">
            <text:p>85,34</text:p>
          </table:table-cell>
        </table:table-row>
        <table:table-row table:style-name="ro1">
          <table:table-cell office:value-type="string" calcext:value-type="string">
            <text:p>wc.c</text:p>
          </table:table-cell>
          <table:table-cell office:value-type="float" office:value="859" calcext:value-type="float">
            <text:p>859</text:p>
          </table:table-cell>
          <table:table-cell office:value-type="float" office:value="5" calcext:value-type="float">
            <text:p>5</text:p>
          </table:table-cell>
          <table:table-cell office:value-type="float" office:value="1233.56" calcext:value-type="float">
            <text:p>1233,56</text:p>
          </table:table-cell>
          <table:table-cell office:value-type="float" office:value="2288.209" calcext:value-type="float">
            <text:p>2288,21</text:p>
          </table:table-cell>
          <table:table-cell office:value-type="float" office:value="85.5" calcext:value-type="float">
            <text:p>85,50</text:p>
          </table:table-cell>
        </table:table-row>
        <table:table-row table:style-name="ro1">
          <table:table-cell office:value-type="string" calcext:value-type="string">
            <text:p>csplit.c</text:p>
          </table:table-cell>
          <table:table-cell office:value-type="float" office:value="1527" calcext:value-type="float">
            <text:p>1527</text:p>
          </table:table-cell>
          <table:table-cell office:value-type="float" office:value="13" calcext:value-type="float">
            <text:p>13</text:p>
          </table:table-cell>
          <table:table-cell office:value-type="float" office:value="1892.121" calcext:value-type="float">
            <text:p>1892,12</text:p>
          </table:table-cell>
          <table:table-cell office:value-type="float" office:value="3518.282" calcext:value-type="float">
            <text:p>3518,28</text:p>
          </table:table-cell>
          <table:table-cell office:value-type="float" office:value="85.94" calcext:value-type="float">
            <text:p>85,94</text:p>
          </table:table-cell>
        </table:table-row>
        <table:table-row table:style-name="ro1">
          <table:table-cell office:value-type="string" calcext:value-type="string">
            <text:p>stty.c</text:p>
          </table:table-cell>
          <table:table-cell office:value-type="float" office:value="2336" calcext:value-type="float">
            <text:p>2336</text:p>
          </table:table-cell>
          <table:table-cell office:value-type="float" office:value="7" calcext:value-type="float">
            <text:p>7</text:p>
          </table:table-cell>
          <table:table-cell office:value-type="float" office:value="2284.965" calcext:value-type="float">
            <text:p>2284,97</text:p>
          </table:table-cell>
          <table:table-cell office:value-type="float" office:value="4259.591" calcext:value-type="float">
            <text:p>4259,59</text:p>
          </table:table-cell>
          <table:table-cell office:value-type="float" office:value="86.42" calcext:value-type="float">
            <text:p>86,42</text:p>
          </table:table-cell>
        </table:table-row>
        <table:table-row table:style-name="ro1">
          <table:table-cell office:value-type="string" calcext:value-type="string">
            <text:p>split.c</text:p>
          </table:table-cell>
          <table:table-cell office:value-type="float" office:value="1668" calcext:value-type="float">
            <text:p>1668</text:p>
          </table:table-cell>
          <table:table-cell office:value-type="float" office:value="8" calcext:value-type="float">
            <text:p>8</text:p>
          </table:table-cell>
          <table:table-cell office:value-type="float" office:value="2328.605" calcext:value-type="float">
            <text:p>2328,61</text:p>
          </table:table-cell>
          <table:table-cell office:value-type="float" office:value="4350.668" calcext:value-type="float">
            <text:p>4350,67</text:p>
          </table:table-cell>
          <table:table-cell office:value-type="float" office:value="86.84" calcext:value-type="float">
            <text:p>86,84</text:p>
          </table:table-cell>
        </table:table-row>
        <table:table-row table:style-name="ro1">
          <table:table-cell office:value-type="string" calcext:value-type="string">
            <text:p>sort.c</text:p>
          </table:table-cell>
          <table:table-cell office:value-type="float" office:value="4780" calcext:value-type="float">
            <text:p>4780</text:p>
          </table:table-cell>
          <table:table-cell office:value-type="float" office:value="33" calcext:value-type="float">
            <text:p>33</text:p>
          </table:table-cell>
          <table:table-cell office:value-type="float" office:value="7241.942" calcext:value-type="float">
            <text:p>7241,94</text:p>
          </table:table-cell>
          <table:table-cell office:value-type="float" office:value="13667.435" calcext:value-type="float">
            <text:p>13667,44</text:p>
          </table:table-cell>
          <table:table-cell office:value-type="float" office:value="88.73" calcext:value-type="float">
            <text:p>88,73</text:p>
          </table:table-cell>
        </table:table-row>
        <table:table-row table:style-name="ro1">
          <table:table-cell office:value-type="string" calcext:value-type="string">
            <text:p>join.c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1832.134" calcext:value-type="float">
            <text:p>1832,13</text:p>
          </table:table-cell>
          <table:table-cell office:value-type="float" office:value="3505.133" calcext:value-type="float">
            <text:p>3505,13</text:p>
          </table:table-cell>
          <table:table-cell office:value-type="float" office:value="91.31" calcext:value-type="float">
            <text:p>91,31</text:p>
          </table:table-cell>
        </table:table-row>
        <table:table-row table:style-name="ro1">
          <table:table-cell office:value-type="string" calcext:value-type="string">
            <text:p>cp.c</text:p>
          </table:table-cell>
          <table:table-cell office:value-type="float" office:value="1223" calcext:value-type="float">
            <text:p>1223</text:p>
          </table:table-cell>
          <table:table-cell office:value-type="float" office:value="6" calcext:value-type="float">
            <text:p>6</text:p>
          </table:table-cell>
          <table:table-cell office:value-type="float" office:value="1171.575" calcext:value-type="float">
            <text:p>1171,58</text:p>
          </table:table-cell>
          <table:table-cell office:value-type="float" office:value="2254.311" calcext:value-type="float">
            <text:p>2254,31</text:p>
          </table:table-cell>
          <table:table-cell office:value-type="float" office:value="92.42" calcext:value-type="float">
            <text:p>92,42</text:p>
          </table:table-cell>
        </table:table-row>
        <table:table-row table:style-name="ro1">
          <table:table-cell office:value-type="string" calcext:value-type="string">
            <text:p>od.c</text:p>
          </table:table-cell>
          <table:table-cell office:value-type="float" office:value="1982" calcext:value-type="float">
            <text:p>1982</text:p>
          </table:table-cell>
          <table:table-cell office:value-type="float" office:value="23" calcext:value-type="float">
            <text:p>23</text:p>
          </table:table-cell>
          <table:table-cell office:value-type="float" office:value="2468.157" calcext:value-type="float">
            <text:p>2468,16</text:p>
          </table:table-cell>
          <table:table-cell office:value-type="float" office:value="4933.084" calcext:value-type="float">
            <text:p>4933,08</text:p>
          </table:table-cell>
          <table:table-cell office:value-type="float" office:value="99.87" calcext:value-type="float">
            <text:p>99,87</text:p>
          </table:table-cell>
        </table:table-row>
        <table:table-row table:style-name="ro1">
          <table:table-cell office:value-type="string" calcext:value-type="string">
            <text:p>dd.c</text:p>
          </table:table-cell>
          <table:table-cell office:value-type="float" office:value="2486" calcext:value-type="float">
            <text:p>2486</text:p>
          </table:table-cell>
          <table:table-cell office:value-type="float" office:value="25" calcext:value-type="float">
            <text:p>25</text:p>
          </table:table-cell>
          <table:table-cell office:value-type="float" office:value="2870.096" calcext:value-type="float">
            <text:p>2870,10</text:p>
          </table:table-cell>
          <table:table-cell office:value-type="float" office:value="5758.983" calcext:value-type="float">
            <text:p>5758,98</text:p>
          </table:table-cell>
          <table:table-cell office:value-type="float" office:value="100.65" calcext:value-type="float">
            <text:p>100,65</text:p>
          </table:table-cell>
        </table:table-row>
        <table:table-row table:style-name="ro1">
          <table:table-cell office:value-type="string" calcext:value-type="string">
            <text:p>fmt.c</text:p>
          </table:table-cell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  <table:table-cell office:value-type="float" office:value="1569.809" calcext:value-type="float">
            <text:p>1569,81</text:p>
          </table:table-cell>
          <table:table-cell office:value-type="float" office:value="3172.917" calcext:value-type="float">
            <text:p>3172,92</text:p>
          </table:table-cell>
          <table:table-cell office:value-type="float" office:value="102.12" calcext:value-type="float">
            <text:p>102,12</text:p>
          </table:table-cell>
        </table:table-row>
        <table:table-row table:style-name="ro1">
          <table:table-cell office:value-type="string" calcext:value-type="string">
            <text:p>df.c</text:p>
          </table:table-cell>
          <table:table-cell office:value-type="float" office:value="1794" calcext:value-type="float">
            <text:p>1794</text:p>
          </table:table-cell>
          <table:table-cell office:value-type="float" office:value="8" calcext:value-type="float">
            <text:p>8</text:p>
          </table:table-cell>
          <table:table-cell office:value-type="float" office:value="2610.826" calcext:value-type="float">
            <text:p>2610,83</text:p>
          </table:table-cell>
          <table:table-cell office:value-type="float" office:value="5281.178" calcext:value-type="float">
            <text:p>5281,18</text:p>
          </table:table-cell>
          <table:table-cell office:value-type="float" office:value="102.28" calcext:value-type="float">
            <text:p>102,28</text:p>
          </table:table-cell>
        </table:table-row>
        <table:table-row table:style-name="ro1">
          <table:table-cell office:value-type="string" calcext:value-type="string">
            <text:p>stat.c</text:p>
          </table:table-cell>
          <table:table-cell office:value-type="float" office:value="1664" calcext:value-type="float">
            <text:p>1664</text:p>
          </table:table-cell>
          <table:table-cell office:value-type="float" office:value="10" calcext:value-type="float">
            <text:p>10</text:p>
          </table:table-cell>
          <table:table-cell office:value-type="float" office:value="4839.017" calcext:value-type="float">
            <text:p>4839,02</text:p>
          </table:table-cell>
          <table:table-cell office:value-type="float" office:value="9973.764" calcext:value-type="float">
            <text:p>9973,76</text:p>
          </table:table-cell>
          <table:table-cell office:value-type="float" office:value="106.11" calcext:value-type="float">
            <text:p>106,11</text:p>
          </table:table-cell>
        </table:table-row>
        <table:table-row table:style-name="ro1">
          <table:table-cell office:value-type="string" calcext:value-type="string">
            <text:p>pr.c</text:p>
          </table:table-cell>
          <table:table-cell office:value-type="float" office:value="2848" calcext:value-type="float">
            <text:p>2848</text:p>
          </table:table-cell>
          <table:table-cell office:value-type="float" office:value="19" calcext:value-type="float">
            <text:p>19</text:p>
          </table:table-cell>
          <table:table-cell office:value-type="float" office:value="3908.201" calcext:value-type="float">
            <text:p>3908,20</text:p>
          </table:table-cell>
          <table:table-cell office:value-type="float" office:value="8248.604" calcext:value-type="float">
            <text:p>8248,60</text:p>
          </table:table-cell>
          <table:table-cell office:value-type="float" office:value="111.06" calcext:value-type="float">
            <text:p>111,06</text:p>
          </table:table-cell>
        </table:table-row>
        <table:table-row table:style-name="ro1">
          <table:table-cell office:value-type="string" calcext:value-type="string">
            <text:p>ls.c</text:p>
          </table:table-cell>
          <table:table-cell office:value-type="float" office:value="5301" calcext:value-type="float">
            <text:p>5301</text:p>
          </table:table-cell>
          <table:table-cell office:value-type="float" office:value="77" calcext:value-type="float">
            <text:p>77</text:p>
          </table:table-cell>
          <table:table-cell office:value-type="float" office:value="5898.762" calcext:value-type="float">
            <text:p>5898,76</text:p>
          </table:table-cell>
          <table:table-cell office:value-type="float" office:value="12509.689" calcext:value-type="float">
            <text:p>12509,69</text:p>
          </table:table-cell>
          <table:table-cell office:value-type="float" office:value="112.07" calcext:value-type="float">
            <text:p>112,07</text:p>
          </table:table-cell>
        </table:table-row>
        <table:table-row table:style-name="ro1">
          <table:table-cell table:style-name="ce6" office:value-type="string" calcext:value-type="string">
            <text:p>Mittelwert</text:p>
          </table:table-cell>
          <table:table-cell table:style-name="ce7" table:formula="of:=AVERAGE([.B3:.B113])" office:value-type="float" office:value="712.405405405405" calcext:value-type="float">
            <text:p>712,41</text:p>
          </table:table-cell>
          <table:table-cell table:style-name="ce7" table:formula="of:=AVERAGE([.C3:.C113])" office:value-type="float" office:value="5.45045045045045" calcext:value-type="float">
            <text:p>5,45</text:p>
          </table:table-cell>
          <table:table-cell table:formula="of:=AVERAGE([.D3:.D113])" office:value-type="float" office:value="1166.08086486486" calcext:value-type="float">
            <text:p>1166,08</text:p>
          </table:table-cell>
          <table:table-cell table:formula="of:=AVERAGE([.E3:.E113])" office:value-type="float" office:value="1957.71911711712" calcext:value-type="float">
            <text:p>1957,72</text:p>
          </table:table-cell>
          <table:table-cell table:formula="of:=AVERAGE([.F3:.F113])" office:value-type="float" office:value="52.6952252252252" calcext:value-type="float">
            <text:p>52,70</text:p>
          </table:table-cell>
        </table:table-row>
      </table:table>
      <table:named-expressions/>
      <table:database-ranges>
        <table:database-range table:name="__Anonymous_Sheet_DB__0" table:target-range-address="Sheet1.A3:Sheet1.F11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6:30:10.957139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2:52:07.617702878</meta:creation-date>
    <dc:date>2021-07-31T16:31:48.160698329</dc:date>
    <meta:editing-duration>PT6H44M32S</meta:editing-duration>
    <meta:editing-cycles>15</meta:editing-cycles>
    <meta:generator>LibreOffice/6.0.7.3$Linux_X86_64 LibreOffice_project/00m0$Build-3</meta:generator>
    <meta:document-statistic meta:table-count="1" meta:cell-count="6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37cm" svg:height="10.259cm" xlink:href=".." xlink:type="simple" chart:class="chart:line" chart:column-mapping="1 0" chart:style-name="ch1">
        <chart:subtitle svg:x="8.28cm" svg:y="0.205cm" chart:style-name="ch2">
          <text:p>Coreutils</text:p>
        </chart:subtitle>
        <chart:legend chart:legend-position="end" svg:x="14.67cm" svg:y="4.382cm" style:legend-expansion="high" chart:style-name="ch3"/>
        <chart:plot-area chart:style-name="ch4" table:cell-range-address="Sheet1.A3:Sheet1.A113 Sheet1.F1:Sheet1.F1 Sheet1.F3:Sheet1.F113 Sheet1.C1:Sheet1.C1 Sheet1.C3:Sheet1.C113" chart:data-source-has-labels="both" svg:x="0.364cm" svg:y="1.093cm" svg:width="13.942cm" svg:height="7.98cm">
          <chartooo:coordinate-region svg:x="1.149cm" svg:y="1.093cm" svg:width="12.929cm" svg:height="5.773cm"/>
          <chart:axis chart:dimension="x" chart:name="primary-x" chart:style-name="ch5" chartooo:axis-type="text">
            <chart:title svg:x="6.537cm" svg:y="9.278cm" chart:style-name="ch6">
              <text:p>Quelldatei</text:p>
            </chart:title>
            <chart:categories table:cell-range-address="Sheet1.A3:Sheet1.A1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F3:Sheet1.F113" chart:label-cell-address="Sheet1.F1:Sheet1.F1" chart:class="chart:line">
            <chart:data-point chart:repeated="111"/>
          </chart:series>
          <chart:series chart:style-name="ch9" chart:values-cell-range-address="Sheet1.C3:Sheet1.C113" chart:label-cell-address="Sheet1.C1:Sheet1.C1" chart:class="chart:line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nahme in %</text:p>
                <draw:g>
                  <svg:desc>Sheet1.F1:Sheet1.F1</svg:desc>
                </draw:g>
              </table:table-cell>
              <table:table-cell office:value-type="string">
                <text:p>Anzahl
Funktione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lse.c</text:p>
                <draw:g>
                  <svg:desc>Sheet1.A3:Sheet1.A113</svg:desc>
                </draw:g>
              </table:table-cell>
              <table:table-cell office:value-type="float" office:value="12.62">
                <text:p>12.62</text:p>
                <draw:g>
                  <svg:desc>Sheet1.F3:Sheet1.F113</svg:desc>
                </draw:g>
              </table:table-cell>
              <table:table-cell office:value-type="float" office:value="3">
                <text:p>3</text:p>
                <draw:g>
                  <svg:desc>Sheet1.C3:Sheet1.C113</svg:desc>
                </draw:g>
              </table:table-cell>
            </table:table-row>
            <table:table-row>
              <table:table-cell office:value-type="string">
                <text:p>true.c</text:p>
              </table:table-cell>
              <table:table-cell office:value-type="float" office:value="12.82">
                <text:p>12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ostid.c</text:p>
              </table:table-cell>
              <table:table-cell office:value-type="float" office:value="13.23">
                <text:p>13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ogname.c</text:p>
              </table:table-cell>
              <table:table-cell office:value-type="float" office:value="14.39">
                <text:p>14.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nlink.c</text:p>
              </table:table-cell>
              <table:table-cell office:value-type="float" office:value="16.05">
                <text:p>16.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hoami.c</text:p>
              </table:table-cell>
              <table:table-cell office:value-type="float" office:value="17.23">
                <text:p>17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proc.c</text:p>
              </table:table-cell>
              <table:table-cell office:value-type="float" office:value="17.46">
                <text:p>17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nk.c</text:p>
              </table:table-cell>
              <table:table-cell office:value-type="float" office:value="18.14">
                <text:p>18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p-hash.c</text:p>
              </table:table-cell>
              <table:table-cell office:value-type="float" office:value="18.28">
                <text:p>18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bstdbuf.c</text:p>
              </table:table-cell>
              <table:table-cell office:value-type="float" office:value="18.54">
                <text:p>18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ctor.c</text:p>
              </table:table-cell>
              <table:table-cell office:value-type="float" office:value="18.96">
                <text:p>18.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ty.c</text:p>
              </table:table-cell>
              <table:table-cell office:value-type="float" office:value="19.32">
                <text:p>19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ostname.c</text:p>
              </table:table-cell>
              <table:table-cell office:value-type="float" office:value="19.38">
                <text:p>19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rname.c</text:p>
              </table:table-cell>
              <table:table-cell office:value-type="float" office:value="19.53">
                <text:p>19.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nd-mount-point.c</text:p>
              </table:table-cell>
              <table:table-cell office:value-type="float" office:value="19.57">
                <text:p>19.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utils.c</text:p>
              </table:table-cell>
              <table:table-cell office:value-type="float" office:value="20.96">
                <text:p>20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pr.c</text:p>
              </table:table-cell>
              <table:table-cell office:value-type="float" office:value="22.28">
                <text:p>22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rand2sig.c</text:p>
              </table:table-cell>
              <table:table-cell office:value-type="float" office:value="23.62">
                <text:p>23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ers.c</text:p>
              </table:table-cell>
              <table:table-cell office:value-type="float" office:value="27.58">
                <text:p>27.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leep.c</text:p>
              </table:table-cell>
              <table:table-cell office:value-type="float" office:value="27.67">
                <text:p>27.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.c</text:p>
              </table:table-cell>
              <table:table-cell office:value-type="float" office:value="28.52">
                <text:p>28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kfifo.c</text:p>
              </table:table-cell>
              <table:table-cell office:value-type="float" office:value="29.16">
                <text:p>29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uncon.c</text:p>
              </table:table-cell>
              <table:table-cell office:value-type="float" office:value="29.34">
                <text:p>29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oups.c</text:p>
              </table:table-cell>
              <table:table-cell office:value-type="float" office:value="29.65">
                <text:p>29.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ce.c</text:p>
              </table:table-cell>
              <table:table-cell office:value-type="float" office:value="30.97">
                <text:p>30.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orce-link.c</text:p>
              </table:table-cell>
              <table:table-cell office:value-type="float" office:value="30.99">
                <text:p>30.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asename.c</text:p>
              </table:table-cell>
              <table:table-cell office:value-type="float" office:value="31.35">
                <text:p>31.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ync.c</text:p>
              </table:table-cell>
              <table:table-cell office:value-type="float" office:value="31.8">
                <text:p>3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ke-prime-list.c</text:p>
              </table:table-cell>
              <table:table-cell office:value-type="float" office:value="33.45">
                <text:p>33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ntenv.c</text:p>
              </table:table-cell>
              <table:table-cell office:value-type="float" office:value="33.53">
                <text:p>33.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hup.c</text:p>
              </table:table-cell>
              <table:table-cell office:value-type="float" office:value="34.5">
                <text:p>3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ksum.c</text:p>
              </table:table-cell>
              <table:table-cell office:value-type="float" office:value="35.45">
                <text:p>35.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lpath.c</text:p>
              </table:table-cell>
              <table:table-cell office:value-type="float" office:value="36.37">
                <text:p>36.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kdir.c</text:p>
              </table:table-cell>
              <table:table-cell office:value-type="float" office:value="36.68">
                <text:p>36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nv.c</text:p>
              </table:table-cell>
              <table:table-cell office:value-type="float" office:value="36.99">
                <text:p>36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tent-scan.c</text:p>
              </table:table-cell>
              <table:table-cell office:value-type="float" office:value="37.3">
                <text:p>37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own.c</text:p>
              </table:table-cell>
              <table:table-cell office:value-type="float" office:value="38.51">
                <text:p>38.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grp.c</text:p>
              </table:table-cell>
              <table:table-cell office:value-type="float" office:value="38.56">
                <text:p>38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e.c</text:p>
              </table:table-cell>
              <table:table-cell office:value-type="float" office:value="38.63">
                <text:p>38.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ptime.c</text:p>
              </table:table-cell>
              <table:table-cell office:value-type="float" office:value="39.17">
                <text:p>39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adlink.c</text:p>
              </table:table-cell>
              <table:table-cell office:value-type="float" office:value="39.38">
                <text:p>39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oup-list.c</text:p>
              </table:table-cell>
              <table:table-cell office:value-type="float" office:value="40.97">
                <text:p>40.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knod.c</text:p>
              </table:table-cell>
              <table:table-cell office:value-type="float" office:value="41.51">
                <text:p>41.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pand.c</text:p>
              </table:table-cell>
              <table:table-cell office:value-type="float" office:value="41.85">
                <text:p>41.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thchk.c</text:p>
              </table:table-cell>
              <table:table-cell office:value-type="float" office:value="42.75">
                <text:p>42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mdir.c</text:p>
              </table:table-cell>
              <table:table-cell office:value-type="float" office:value="43.49">
                <text:p>43.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m.c</text:p>
              </table:table-cell>
              <table:table-cell office:value-type="float" office:value="44.29">
                <text:p>44.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py.c</text:p>
              </table:table-cell>
              <table:table-cell office:value-type="float" office:value="46.84">
                <text:p>46.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v.c</text:p>
              </table:table-cell>
              <table:table-cell office:value-type="float" office:value="47.32">
                <text:p>47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ill.c</text:p>
              </table:table-cell>
              <table:table-cell office:value-type="float" office:value="48.15">
                <text:p>48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nexpand.c</text:p>
              </table:table-cell>
              <table:table-cell office:value-type="float" office:value="48.59">
                <text:p>48.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old.c</text:p>
              </table:table-cell>
              <table:table-cell office:value-type="float" office:value="49.9">
                <text:p>49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te.c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m.c</text:p>
              </table:table-cell>
              <table:table-cell office:value-type="float" office:value="51.4">
                <text:p>51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wd.c</text:p>
              </table:table-cell>
              <table:table-cell office:value-type="float" office:value="51.84">
                <text:p>51.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ktemp.c</text:p>
              </table:table-cell>
              <table:table-cell office:value-type="float" office:value="51.96">
                <text:p>51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imeout.c</text:p>
              </table:table-cell>
              <table:table-cell office:value-type="float" office:value="52.32">
                <text:p>52.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est.c</text:p>
              </table:table-cell>
              <table:table-cell office:value-type="float" office:value="53.48">
                <text:p>53.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huf.c</text:p>
              </table:table-cell>
              <table:table-cell office:value-type="float" office:value="54.72">
                <text:p>54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bracket.c</text:p>
              </table:table-cell>
              <table:table-cell office:value-type="float" office:value="55.17">
                <text:p>55.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tdbuf.c</text:p>
              </table:table-cell>
              <table:table-cell office:value-type="float" office:value="55.33">
                <text:p>55.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uncate.c</text:p>
              </table:table-cell>
              <table:table-cell office:value-type="float" office:value="55.47">
                <text:p>55.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sort.c</text:p>
              </table:table-cell>
              <table:table-cell office:value-type="float" office:value="55.92">
                <text:p>55.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hmod.c</text:p>
              </table:table-cell>
              <table:table-cell office:value-type="float" office:value="56.01">
                <text:p>56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ad.c</text:p>
              </table:table-cell>
              <table:table-cell office:value-type="float" office:value="56.03">
                <text:p>56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uch.c</text:p>
              </table:table-cell>
              <table:table-cell office:value-type="float" office:value="56.89">
                <text:p>56.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d.c</text:p>
              </table:table-cell>
              <table:table-cell office:value-type="float" office:value="57.98">
                <text:p>57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m.c</text:p>
              </table:table-cell>
              <table:table-cell office:value-type="float" office:value="58.31">
                <text:p>58.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c.c</text:p>
              </table:table-cell>
              <table:table-cell office:value-type="float" office:value="58.55">
                <text:p>58.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tlimits.c</text:p>
              </table:table-cell>
              <table:table-cell office:value-type="float" office:value="58.92">
                <text:p>58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l.c</text:p>
              </table:table-cell>
              <table:table-cell office:value-type="float" office:value="59.33">
                <text:p>59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name.c</text:p>
              </table:table-cell>
              <table:table-cell office:value-type="float" office:value="60.24">
                <text:p>6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rcolors.c</text:p>
              </table:table-cell>
              <table:table-cell office:value-type="float" office:value="61.1">
                <text:p>61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alpath.c</text:p>
              </table:table-cell>
              <table:table-cell office:value-type="float" office:value="61.87">
                <text:p>61.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con.c</text:p>
              </table:table-cell>
              <table:table-cell office:value-type="float" office:value="62.08">
                <text:p>62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ut.c</text:p>
              </table:table-cell>
              <table:table-cell office:value-type="float" office:value="62.91">
                <text:p>62.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ho.c</text:p>
              </table:table-cell>
              <table:table-cell office:value-type="float" office:value="65.42">
                <text:p>65.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inky.c</text:p>
              </table:table-cell>
              <table:table-cell office:value-type="float" office:value="66.52">
                <text:p>66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xpand-common.c</text:p>
              </table:table-cell>
              <table:table-cell office:value-type="float" office:value="66.57">
                <text:p>66.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t.c</text:p>
              </table:table-cell>
              <table:table-cell office:value-type="float" office:value="66.6">
                <text:p>66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root.c</text:p>
              </table:table-cell>
              <table:table-cell office:value-type="float" office:value="66.82">
                <text:p>66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t-fields.c</text:p>
              </table:table-cell>
              <table:table-cell office:value-type="float" office:value="67.34">
                <text:p>67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move.c</text:p>
              </table:table-cell>
              <table:table-cell office:value-type="float" office:value="68.88">
                <text:p>68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own-core.c</text:p>
              </table:table-cell>
              <table:table-cell office:value-type="float" office:value="70.82">
                <text:p>70.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u.c</text:p>
              </table:table-cell>
              <table:table-cell office:value-type="float" office:value="71.15">
                <text:p>71.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q.c</text:p>
              </table:table-cell>
              <table:table-cell office:value-type="float" office:value="71.16">
                <text:p>71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uniq.c</text:p>
              </table:table-cell>
              <table:table-cell office:value-type="float" office:value="71.8">
                <text:p>71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hred.c</text:p>
              </table:table-cell>
              <table:table-cell office:value-type="float" office:value="73.02">
                <text:p>73.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n.c</text:p>
              </table:table-cell>
              <table:table-cell office:value-type="float" office:value="73.88">
                <text:p>73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cho.c</text:p>
              </table:table-cell>
              <table:table-cell office:value-type="float" office:value="74.85">
                <text:p>74.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stall.c</text:p>
              </table:table-cell>
              <table:table-cell office:value-type="float" office:value="79.81">
                <text:p>79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r.c</text:p>
              </table:table-cell>
              <table:table-cell office:value-type="float" office:value="79.83">
                <text:p>79.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ail.c</text:p>
              </table:table-cell>
              <table:table-cell office:value-type="float" office:value="80.69">
                <text:p>80.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umfmt.c</text:p>
              </table:table-cell>
              <table:table-cell office:value-type="float" office:value="80.9">
                <text:p>80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tx.c</text:p>
              </table:table-cell>
              <table:table-cell office:value-type="float" office:value="81.06">
                <text:p>81.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ste.c</text:p>
              </table:table-cell>
              <table:table-cell office:value-type="float" office:value="83.97">
                <text:p>83.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intf.c</text:p>
              </table:table-cell>
              <table:table-cell office:value-type="float" office:value="85.34">
                <text:p>85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c.c</text:p>
              </table:table-cell>
              <table:table-cell office:value-type="float" office:value="85.5">
                <text:p>8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split.c</text:p>
              </table:table-cell>
              <table:table-cell office:value-type="float" office:value="85.94">
                <text:p>85.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tty.c</text:p>
              </table:table-cell>
              <table:table-cell office:value-type="float" office:value="86.42">
                <text:p>86.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plit.c</text:p>
              </table:table-cell>
              <table:table-cell office:value-type="float" office:value="86.84">
                <text:p>86.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ort.c</text:p>
              </table:table-cell>
              <table:table-cell office:value-type="float" office:value="88.73">
                <text:p>88.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join.c</text:p>
              </table:table-cell>
              <table:table-cell office:value-type="float" office:value="91.31">
                <text:p>91.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p.c</text:p>
              </table:table-cell>
              <table:table-cell office:value-type="float" office:value="92.42">
                <text:p>92.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d.c</text:p>
              </table:table-cell>
              <table:table-cell office:value-type="float" office:value="99.87">
                <text:p>99.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dd.c</text:p>
              </table:table-cell>
              <table:table-cell office:value-type="float" office:value="100.65">
                <text:p>100.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mt.c</text:p>
              </table:table-cell>
              <table:table-cell office:value-type="float" office:value="102.12">
                <text:p>102.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f.c</text:p>
              </table:table-cell>
              <table:table-cell office:value-type="float" office:value="102.28">
                <text:p>102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tat.c</text:p>
              </table:table-cell>
              <table:table-cell office:value-type="float" office:value="106.11">
                <text:p>106.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.c</text:p>
              </table:table-cell>
              <table:table-cell office:value-type="float" office:value="111.06">
                <text:p>111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s.c</text:p>
              </table:table-cell>
              <table:table-cell office:value-type="float" office:value="112.07">
                <text:p>112.07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